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3295in" svg:y="8.149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2.4563in" svg:y="8.1331in">
            <draw:object draw:notify-on-update-of-ranges="'cc vs rs'.A60:'cc vs rs'.A65 'cc vs rs'.B58:'cc vs rs'.B59 'cc vs rs'.B60:'cc vs rs'.B65 'cc vs rs'.C58:'cc vs rs'.C59 'cc vs rs'.C60:'cc vs rs'.C6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8" draw:style-name="gr1" draw:text-style-name="P1" svg:width="6.2988in" svg:height="3.5429in" svg:x="6.2346in" svg:y="12.187in">
            <draw:object draw:notify-on-update-of-ranges="'cc vs rs'.A73:'cc vs rs'.A73 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9" draw:style-name="gr1" draw:text-style-name="P1" svg:width="6.2988in" svg:height="3.5429in" svg:x="13.3339in" svg:y="12.198in">
            <draw:object draw:notify-on-update-of-ranges="'cc vs rs'.A82:'cc vs rs'.A82 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0" draw:style-name="gr1" draw:text-style-name="P1" svg:width="6.2988in" svg:height="3.5429in" svg:x="20.4449in" svg:y="12.198in">
            <draw:object draw:notify-on-update-of-ranges="'cc vs rs'.C91:'cc vs rs'.C91 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/>
        </table:table-row>
        <table:table-row table:style-name="ro2">
          <table:table-cell office:value-type="string">
            <text:p>Work=10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/>
        </table:table-row>
        <table:table-row table:style-name="ro2" table:number-rows-repeated="7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3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3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3"/>
        </table:table-row>
        <table:table-row table:style-name="ro1">
          <table:table-cell office:value-type="string">
            <text:p>Work=10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3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ll working</text:p>
          </table:table-cell>
          <table:table-cell office:value-type="string">
            <text:p>One working</text:p>
          </table:table-cell>
          <table:table-cell office:value-type="string">
            <text:p>Writing</text:p>
          </table:table-cell>
          <table:table-cell office:value-type="string">
            <text:p>Reading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6.376">
            <text:p>146.376</text:p>
          </table:table-cell>
          <table:table-cell office:value-type="float" office:value="217.863">
            <text:p>217.8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7.958">
            <text:p>137.958</text:p>
          </table:table-cell>
          <table:table-cell office:value-type="float" office:value="148.915">
            <text:p>148.915</text:p>
          </table:table-cell>
          <table:table-cell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4.998">
            <text:p>124.998</text:p>
          </table:table-cell>
          <table:table-cell office:value-type="float" office:value="76.867">
            <text:p>76.867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91.667">
            <text:p>91.667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75.001">
            <text:p>75.001</text:p>
          </table:table-cell>
          <table:table-cell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50.02">
            <text:p>50.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208.339">
            <text:p>208.33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145.015">
            <text:p>145.01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76.867">
            <text:p>76.867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91.667">
            <text:p>91.667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75.001">
            <text:p>75.001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50.02">
            <text:p>50.02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</table:table-row>
        <table:table-row table:style-name="ro1" table:number-rows-repeated="104847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4">00/00/0000</text:date>, <text:time style:data-style-name="N2" text:time-value="0000-00-00T12:0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4T13:57:07</dc:date>
    <meta:editing-duration>PT22H2M11S</meta:editing-duration>
    <meta:editing-cycles>147</meta:editing-cycles>
    <meta:print-date>2013-10-16T17:09:16</meta:print-date>
    <meta:document-statistic meta:table-count="2" meta:cell-count="606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cc vs rs'.A82:'cc vs rs'.F88" chart:data-source-has-labels="both" svg:x="0.77cm" svg:y="0.855cm" svg:width="11.269cm" svg:height="6.984cm">
          <chartooo:coordinate-region svg:x="5.307cm" svg:y="0.855cm" svg:width="6.638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37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5cm" svg:y="3.952cm" style:legend-expansion="high" chart:style-name="ch2"/>
        <chart:plot-area chart:style-name="ch3" table:cell-range-address="'cc vs rs'.A58:'cc vs rs'.C65" chart:data-source-has-labels="both" svg:x="0.77cm" svg:y="0.855cm" svg:width="12.485cm" svg:height="6.984cm">
          <chartooo:coordinate-region svg:x="5.307cm" svg:y="0.855cm" svg:width="7.668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text:list>
                  <text:list-item>
                    <text:p/>
                  </text:list-item>
                  <text:list-item>
                    <text:p>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Reading</text:p>
                <text:list>
                  <text:list-item>
                    <text:p/>
                  </text:list-item>
                  <text:list-item>
                    <text:p>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897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454cm" style:legend-expansion="high" chart:style-name="ch2"/>
        <chart:plot-area chart:style-name="ch3" table:cell-range-address="'cc vs rs'.A50:'cc vs rs'.E56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working</text:p>
                <draw:g>
                  <svg:desc>'cc vs rs'.B50:'cc vs rs'.B50</svg:desc>
                </draw:g>
              </table:table-cell>
              <table:table-cell office:value-type="string">
                <text:p>One working</text:p>
                <draw:g>
                  <svg:desc>'cc vs rs'.C50:'cc vs rs'.C50</svg:desc>
                </draw:g>
              </table:table-cell>
              <table:table-cell office:value-type="string">
                <text:p>Writing</text:p>
                <draw:g>
                  <svg:desc>'cc vs rs'.D50:'cc vs rs'.D50</svg:desc>
                </draw:g>
              </table:table-cell>
              <table:table-cell office:value-type="string">
                <text:p>Reading</text:p>
                <draw:g>
                  <svg:desc>'cc vs rs'.E50:'cc vs rs'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33">
                <text:p>183.333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217.863">
                <text:p>217.863</text:p>
                <draw:g>
                  <svg:desc>'cc vs rs'.E51:'cc vs rs'.E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7.958">
                <text:p>137.958</text:p>
              </table:table-cell>
              <table:table-cell office:value-type="float" office:value="148.915">
                <text:p>148.9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4.998">
                <text:p>124.998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9cm" svg:y="3.205cm" style:legend-expansion="high" chart:style-name="ch2"/>
        <chart:plot-area chart:style-name="ch3" table:cell-range-address="'cc vs rs'.A73:'cc vs rs'.F79" chart:data-source-has-labels="both" svg:x="0.77cm" svg:y="0.855cm" svg:width="11.269cm" svg:height="6.984cm">
          <chartooo:coordinate-region svg:x="5.307cm" svg:y="0.855cm" svg:width="6.638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4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